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20000034AF70E5F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2.9898in, 1.5835in, 3.9374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none" style:mirror="none" fo:clip="rect(4.8654in, 3.552in, 1.9791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fo:padding="0in" fo:border="none" style:mirror="none" fo:clip="rect(4.8654in, 1.6772in, 1.9063in, 1.9898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fo:padding="0in" fo:border="none" style:mirror="none" fo:clip="rect(6.8862in, 1.5417in, 0in, 0.0417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1" text:anchor-type="as-char" svg:width="3.9366in" svg:height="1.8429in" draw:z-index="0"><draw:image xlink:href="Pictures/10000000000002120000034AF70E5F11.png" xlink:type="simple" xlink:show="embed" xlink:actuate="onLoad"/></draw:frame><draw:frame draw:style-name="fr2" draw:name="2" text:anchor-type="as-char" svg:width="1.9681in" svg:height="1.8811in" draw:z-index="1"><draw:image xlink:href="Pictures/10000000000002120000034AF70E5F11.png" xlink:type="simple" xlink:show="embed" xlink:actuate="onLoad"/></draw:frame></text:p>
      <text:p text:style-name="Standard"><draw:frame draw:style-name="fr3" draw:name="3" text:anchor-type="as-char" svg:width="1.8535in" svg:height="1.9992in" draw:z-index="2"><draw:image xlink:href="Pictures/10000000000002120000034AF70E5F11.png" xlink:type="simple" xlink:show="embed" xlink:actuate="onLoad"/></draw:frame><draw:frame draw:style-name="fr4" draw:name="4" text:anchor-type="as-char" svg:width="4.0484in" svg:height="2in" draw:z-index="3"><draw:image xlink:href="Pictures/10000000000002120000034AF70E5F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5-01-18T15:09:21.38</meta:creation-date>
    <meta:document-statistic meta:table-count="0" meta:image-count="4" meta:object-count="0" meta:page-count="1" meta:paragraph-count="2" meta:word-count="0" meta:character-count="4"/>
    <dc:date>2015-01-18T15:32:01.55</dc:date>
    <dc:creator>Barry Minemyer</dc:creator>
    <meta:editing-duration>PT7M30S</meta:editing-duration>
    <meta:editing-cycles>1</meta:editing-cycles>
    <meta:generator>OpenOffice/4.1.1$Win32 OpenOffice.org_project/411m6$Build-9775</meta:generator>
  </office:meta>
</office:document-meta>
</file>